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right="-4.50pt" fo:margin-bottom="10.00pt">
        <style:tab-stops>
          <style:tab-stop style:position="441.00pt"/>
        </style:tab-stops>
      </style:paragraph-properties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57"/></text:span></text:p>
      <text:p text:style-name="P1"><text:span text:style-name="T1"><text:s text:c="54"/></text:span><draw:frame text:anchor-type="as-char" svg:width="38.10mm" svg:height="27.25mm" style:rel-width="scale" style:rel-height="scale"><draw:object-ole xlink:href="OleObj1"/><draw:image xlink:href="ObjectReplacements/OleObj1"/></draw:frame><text:span text:style-name="T1"/></text:p>
      <text:p text:style-name="P1"><text:span text:style-name="T1"><text:s text:c="55"/></text:span><text:span text:style-name="T2">PROJECT REPORT </text:span></text:p>
      <text:p text:style-name="P1"><text:span text:style-name="T2"><text:s text:c="48"/>ON</text:span></text:p>
      <text:p text:style-name="P1"><text:span text:style-name="T2"><text:s text:c="34"/>ONLINE BOOKSTORE</text:span></text:p>
      <text:p text:style-name="P1"><text:span text:style-name="T2"><text:s text:c="42"/></text:span><text:span text:style-name="T3">Carried Out at</text:span></text:p>
      <text:p text:style-name="P1"><text:span text:style-name="T4">CENTRE FOR DEVELOPMENT OF ADVANCE COMPUTING</text:span></text:p>
      <text:p text:style-name="P1"><text:span text:style-name="T4"><text:s text:c="19"/>KNOWLEDGE PARK, BANGALORE</text:span></text:p>
      <text:p text:style-name="P1"><text:span text:style-name="T4"><text:s text:c="26"/></text:span><text:span text:style-name="T5">UNDER THE SUPERVISION OF</text:span></text:p>
      <text:p text:style-name="P1"><text:span text:style-name="T5"><text:s text:c="43"/></text:span><text:span text:style-name="T6">[Mr. Shrinivas P]</text:span></text:p>
      <text:p text:style-name="P1"><text:span text:style-name="T7">COURSE NAME-: DIPLOMA IN ADVANCE COMPUTING</text:span></text:p>
      <text:p text:style-name="P1"><text:span text:style-name="T7">SUBMITTED By-: </text:span></text:p>
      <text:p text:style-name="P1"><text:span text:style-name="T7">DIVYA TIWARI (200250120027)</text:span></text:p>
      <text:p text:style-name="P1"><text:span text:style-name="T7">RISHI SHRIVASTAVA (200250120078)</text:span></text:p>
      <text:p text:style-name="P1"><text:span text:style-name="T7">SHUBHAM MISHRA (200250120096)</text:span></text:p>
      <text:p text:style-name="P1"><text:span text:style-name="T8"/></text:p>
      <text:p text:style-name="P1"><text:span text:style-name="T9"><text:s text:c="2"/></text:span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1"><text:s text:c="12"/></text:span><text:span text:style-name="T12">2.</text:span><text:span text:style-name="T13"><text:s/></text:span><text:span text:style-name="T14">WHAT THE PROJECT DOES</text:span><text:span text:style-name="T15"><text:s/></text:span><text:span text:style-name="T16">?</text:span></text:p>
      <text:p text:style-name="P1"><text:span text:style-name="T17"/></text:p>
      <text:p text:style-name="P1"><text:span text:style-name="T18">a.&gt;This Project helps in purchasing books online.</text:span></text:p>
      <text:p text:style-name="P1"><text:span text:style-name="T18">b.&gt;This Project helps in removing problem where buyer has to</text:span></text:p>
      <text:p text:style-name="P1"><text:span text:style-name="T18">search for books on various offline bookstores .</text:span></text:p>
      <text:p text:style-name="P1"><text:span text:style-name="T18">c.&gt;This Project provides an easy &amp; secure user interface.</text:span></text:p>
      <text:p text:style-name="P1"><text:span text:style-name="T18">d.&gt;This Project also allows Admin to manage all information in</text:span></text:p>
      <text:p text:style-name="P1"><text:span text:style-name="T18"><text:s text:c="4"/>an easy manner.</text:span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20">3. A Scenario for showing differnt layers working in this project</text:span></text:p>
      <text:p text:style-name="P1"><text:span text:style-name="T21">Scenario 1-: Accesing Admin Portal &amp; perform login in it</text:span></text:p>
      <text:p text:style-name="P2"><text:span text:style-name="T21">In Presentaion Layer-: After Successful compilation of<text:s text:c="2"/>spring boot,We can access the login page through this url(localhost:8080/adminportal/login) which we manually set in context path in application.properties, after that we have to fill required fields username &amp; password.</text:span></text:p>
      <text:p text:style-name="P3"><text:span text:style-name="T22"/></text:p>
      <text:p text:style-name="P3"><text:span text:style-name="T23">In Service Layer-: This is Admin Portal So we have already put username &amp; password with unique role Id &amp; unique user name, so once user puts username, password &amp; click on signin than entered data will match with data which we already put , if it matched successfully than it will redirect to home page of Admin Portal .Otherwise It will show an error message of invalid username &amp; password.</text:span></text:p>
      <text:p text:style-name="P3"><text:span text:style-name="T24"/></text:p>
      <text:p text:style-name="P3"><text:span text:style-name="T25">In Dao Layer-: As we are Using Hibernate So automatically tables are</text:span></text:p>
      <text:p text:style-name="P3"><text:span text:style-name="T25">created with data that we have provided in our service layer.</text:span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6"/></text:p>
      <text:p text:style-name="P3"><text:span text:style-name="T27">4</text:span><text:span text:style-name="T28"><text:s text:c="2"/></text:span><text:span text:style-name="T29">SCENARIOS WHERE WE STRUCK IN THE PROJECT</text:span></text:p>
      <text:p text:style-name="P3"><text:span text:style-name="T30"/></text:p>
      <text:p text:style-name="P3"><text:span text:style-name="T31">Scenario 1-: </text:span></text:p>
      <text:p text:style-name="P3"><text:span text:style-name="T31">A.We missed to include dependancy (javax.xml.bind) &amp; because of it</text:span></text:p>
      <text:p text:style-name="P3"><text:span text:style-name="T31">we were getting an exception </text:span></text:p>
      <text:p text:style-name="P3"><text:span text:style-name="T31">B. To resolve it We tried to understand exception thoroughly &amp; than </text:span></text:p>
      <text:p text:style-name="P3"><text:span text:style-name="T31">We searched this exception and took help of some articles to understand it after understanding it we include dependancies with</text:span></text:p>
      <text:p text:style-name="P3"><text:span text:style-name="T31">group id(com.sun.xml.bind,org.glassfish.jaxb,javax.xml.bind).</text:span></text:p>
      <text:p text:style-name="P3"><text:span text:style-name="T32"/></text:p>
      <text:p text:style-name="P3"><text:span text:style-name="T32"/></text:p>
      <text:p text:style-name="P3"><text:span text:style-name="T32"/></text:p>
      <text:p text:style-name="P3"><text:span text:style-name="T32"/></text:p>
      <text:p text:style-name="P3"><text:span text:style-name="T32"/></text:p>
      <text:p text:style-name="P3"><text:span text:style-name="T32"/></text:p>
      <text:p text:style-name="P3"><text:span text:style-name="T32"/></text:p>
      <text:p text:style-name="P3"><text:span text:style-name="T32"/></text:p>
      <text:p text:style-name="P3"><text:span text:style-name="T32"/></text:p>
      <text:p text:style-name="P3"><text:span text:style-name="T32"/></text:p>
      <text:p text:style-name="P3"><text:span text:style-name="T32"/></text:p>
      <text:p text:style-name="P3"><text:span text:style-name="T32"/></text:p>
      <text:p text:style-name="P3"><text:span text:style-name="T32"/></text:p>
      <text:p text:style-name="P3"><text:span text:style-name="T32"/></text:p>
      <text:p text:style-name="P3"><text:span text:style-name="T32"/></text:p>
      <text:p text:style-name="P3"><text:span text:style-name="T32"/></text:p>
      <text:p text:style-name="P3"><text:span text:style-name="T32"/></text:p>
      <text:p text:style-name="P3"><text:span text:style-name="T33"><text:s text:c="14"/></text:span><text:span text:style-name="T34">5. LEARNINGS DURING THE PROJECT</text:span></text:p>
      <text:p text:style-name="P3"><text:span text:style-name="T35"/></text:p>
      <text:p text:style-name="P3"><text:span text:style-name="T36">a.&gt;We learnt presentation layer technolgy Thymleaf.</text:span></text:p>
      <text:p text:style-name="P3"><text:span text:style-name="T36">b.&gt;We learnt Service layer technolgy Spring Boot.</text:span></text:p>
      <text:p text:style-name="P3"><text:span text:style-name="T36">c.&gt;We learnt DAO layer technolgy MySql &amp; also learnt how we can </text:span></text:p>
      <text:p text:style-name="P3"><text:span text:style-name="T36">make things more easy with tools like mysql workbench.</text:span></text:p>
      <text:p text:style-name="P3"><text:span text:style-name="T36">d.&gt;We learnt how we can achieve better results via working in team.</text:span></text:p>
      <text:p text:style-name="P3"><text:span text:style-name="T36">e.&gt;We learn that bugs are vital part of development, so instead of </text:span></text:p>
      <text:p text:style-name="P3"><text:span text:style-name="T36">panicking we need to be ready for debugging.</text:span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